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1de5d" officeooo:paragraph-rsid="0011de5d"/>
    </style:style>
    <style:style style:name="P2" style:family="paragraph" style:parent-style-name="Standard">
      <style:paragraph-properties fo:text-align="start" style:justify-single-word="false"/>
      <style:text-properties fo:font-weight="bold" officeooo:rsid="0011de5d" officeooo:paragraph-rsid="0011de5d" style:font-weight-asian="bold" style:font-weight-complex="bold"/>
    </style:style>
    <style:style style:name="P3" style:family="paragraph" style:parent-style-name="Standard">
      <style:paragraph-properties fo:text-align="start" style:justify-single-word="false"/>
      <style:text-properties fo:font-weight="bold" officeooo:rsid="00154b8a" officeooo:paragraph-rsid="00154b8a" style:font-weight-asian="bold" style:font-weight-complex="bold"/>
    </style:style>
    <style:style style:name="P4" style:family="paragraph" style:parent-style-name="Standard" style:list-style-name="L1">
      <style:paragraph-properties fo:text-align="start" style:justify-single-word="false"/>
      <style:text-properties fo:font-weight="normal" officeooo:rsid="0011de5d" officeooo:paragraph-rsid="0011de5d" style:font-weight-asian="normal" style:font-weight-complex="normal"/>
    </style:style>
    <style:style style:name="P5" style:family="paragraph" style:parent-style-name="Standard" style:list-style-name="L1">
      <style:paragraph-properties fo:text-align="start" style:justify-single-word="false"/>
      <style:text-properties fo:font-weight="normal" officeooo:rsid="00134a45" officeooo:paragraph-rsid="00134a45" style:font-weight-asian="normal" style:font-weight-complex="normal"/>
    </style:style>
    <style:style style:name="P6" style:family="paragraph" style:parent-style-name="Standard">
      <style:paragraph-properties fo:text-align="start" style:justify-single-word="false"/>
      <style:text-properties fo:font-weight="normal" officeooo:rsid="00154b8a" officeooo:paragraph-rsid="00154b8a" style:font-weight-asian="normal" style:font-weight-complex="normal"/>
    </style:style>
    <style:style style:name="P7" style:family="paragraph" style:parent-style-name="Standard" style:list-style-name="L1">
      <style:paragraph-properties fo:text-align="start" style:justify-single-word="false"/>
      <style:text-properties officeooo:paragraph-rsid="0013f439"/>
    </style:style>
    <style:style style:name="P8" style:family="paragraph" style:parent-style-name="Standard" style:list-style-name="L1">
      <style:paragraph-properties fo:text-align="start" style:justify-single-word="false"/>
      <style:text-properties officeooo:rsid="00154b8a" officeooo:paragraph-rsid="00154b8a"/>
    </style:style>
    <style:style style:name="P9" style:family="paragraph" style:parent-style-name="Standard">
      <style:paragraph-properties fo:text-align="start" style:justify-single-word="false"/>
      <style:text-properties officeooo:rsid="00154b8a" officeooo:paragraph-rsid="00154b8a"/>
    </style:style>
    <style:style style:name="P10" style:family="paragraph" style:parent-style-name="Standard" style:list-style-name="L1">
      <style:paragraph-properties fo:text-align="start" style:justify-single-word="false" fo:break-before="page"/>
      <style:text-properties officeooo:rsid="00154b8a" officeooo:paragraph-rsid="00154b8a"/>
    </style:style>
    <style:style style:name="P11" style:family="paragraph" style:parent-style-name="Standard" style:list-style-name="L1">
      <style:paragraph-properties fo:text-align="start" style:justify-single-word="false" fo:break-before="page"/>
      <style:text-properties fo:font-weight="normal" officeooo:rsid="00154b8a" officeooo:paragraph-rsid="00154b8a" style:font-weight-asian="normal" style:font-weight-complex="normal"/>
    </style:style>
    <style:style style:name="T1" style:family="text">
      <style:text-properties officeooo:rsid="0011de5d"/>
    </style:style>
    <style:style style:name="T2" style:family="text">
      <style:text-properties officeooo:rsid="00134a45"/>
    </style:style>
    <style:style style:name="T3" style:family="text">
      <style:text-properties fo:font-weight="normal" style:font-weight-asian="normal" style:font-weight-complex="normal"/>
    </style:style>
    <style:style style:name="T4" style:family="text">
      <style:text-properties fo:font-weight="normal" officeooo:rsid="00134a45" style:font-weight-asian="normal" style:font-weight-complex="normal"/>
    </style:style>
    <style:style style:name="T5" style:family="text">
      <style:text-properties fo:font-weight="normal" officeooo:rsid="0013f439" style:font-weight-asian="normal" style:font-weight-complex="normal"/>
    </style:style>
    <style:style style:name="T6" style:family="text">
      <style:text-properties fo:font-weight="bold" officeooo:rsid="0011de5d" style:font-weight-asian="bold" style:font-weight-complex="bold"/>
    </style:style>
    <style:style style:name="T7" style:family="text">
      <style:text-properties fo:font-weight="bold" officeooo:rsid="00134a45"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5: Shared-memory parallel programming</text:p>
      <text:p text:style-name="P1"/>
      <text:p text:style-name="P2">PI – <text:span text:style-name="T2">Sequentially</text:span> took 2.1081E+10 <text:span text:style-name="T2">nanoseconds</text:span></text:p>
      <text:list xml:id="list1275990404266234773" text:style-name="L1">
        <text:list-item>
          <text:p text:style-name="P4">This program calculates pi by using the derivative of sin.</text:p>
        </text:list-item>
        <text:list-item>
          <text:p text:style-name="P5">In this part we see that threading might not always be the best decision for speedup. Even without instructions in place to prevent interference from other threads, we see the new program runs much slower than the original. The calculations of PI weren’t very accurate, getting further and further from the known value with the added number of threads. This is of course due to the fact we have no protections in place to have threads read the actual current value. </text:p>
        </text:list-item>
        <text:list-item>
          <text:p text:style-name="P7"><draw:frame draw:style-name="fr1" draw:name="Object1" text:anchor-type="paragraph" svg:x="0.4866in" svg:y="0.052in" svg:width="6.2984in" svg:height="3.5429in" draw:z-index="0"><draw:object xlink:href="./Object 1" xlink:type="simple" xlink:show="embed" xlink:actuate="onLoad"/><draw:image xlink:href="./ObjectReplacements/Object 1" xlink:type="simple" xlink:show="embed" xlink:actuate="onLoad"/></draw:frame><draw:frame draw:style-name="fr1" draw:name="Object2" text:anchor-type="paragraph" svg:x="0.7701in" svg:y="4.7902in" svg:width="6.1047in" svg:height="3.3673in" draw:z-index="1"><draw:object xlink:href="./Object 2" xlink:type="simple" xlink:show="embed" xlink:actuate="onLoad"/><draw:image xlink:href="./ObjectReplacements/Object 2" xlink:type="simple" xlink:show="embed" xlink:actuate="onLoad"/></draw:frame><text:span text:style-name="T4">Now we see that inaccurately executing threads causes the program to run considerably slower, the addition of mutual locks does not help that. The runtime continues to grow with each thread. This is probably due to how PI is a program that uses the shared variables consistently. In a larger program where shared aspects aren’t used very often we could see better results. This did </text:span><text:span text:style-name="T5">get </text:span><text:span text:style-name="T4">accurate results for PI. </text:span><text:span text:style-name="T5">1 Thread – 3.14159265335777, 2 Threads - 3.14159265335773, 4 Threads - 3.14159265335777, 8 Threads – 3.14159265335776.</text:span></text:p>
        </text:list-item>
        <text:list-item>
          <text:p text:style-name="P10"><text:span text:style-name="T5">A</text:span><text:span text:style-name="T3">tomic instructions overall performed similar to mutex locks. There is a considerable jump with the first introduction of multiple threads but after that the execution time does not grow incredibly although at 8 threads the execution time is similar. I would predict that when adding more threads mutex locks would grow larger than atomic instructions. Both do not seem to be a good choice to implement for this project. </text:span></text:p>
        </text:list-item>
      </text:list>
      <text:p text:style-name="P9"><draw:frame draw:style-name="fr1" draw:name="Object3" text:anchor-type="paragraph" svg:x="0.6138in" svg:y="0.0252in" svg:width="6.3043in" svg:height="3.5453in" draw:z-index="2"><draw:object xlink:href="./Object 3" xlink:type="simple" xlink:show="embed" xlink:actuate="onLoad"/><draw:image xlink:href="./ObjectReplacements/Object 3" xlink:type="simple" xlink:show="embed" xlink:actuate="onLoad"/></draw:frame><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list xml:id="list170413774720808" text:continue-numbering="true" text:style-name="L1">
        <text:list-item>
          <text:p text:style-name="P8"><draw:frame draw:style-name="fr1" draw:name="Object4" text:anchor-type="paragraph" svg:x="0.5016in" svg:y="1.1126in" svg:width="6.3043in" svg:height="3.5457in" draw:z-index="3"><draw:object xlink:href="./Object 4" xlink:type="simple" xlink:show="embed" xlink:actuate="onLoad"/><draw:image xlink:href="./ObjectReplacements/Object 4" xlink:type="simple" xlink:show="embed" xlink:actuate="onLoad"/></draw:frame><text:span text:style-name="T3">This is where we start seeing an incredible speedup. By avoiding accessing the same location we don’t have any overhead with checks or waiting to access a location. We still have some issue of false-sharing in this portion. We are accessing different locations of the same cache line that does cause some conflict. </text:span></text:p>
        </text:list-item>
        <text:list-item>
          <text:p text:style-name="P11">Lastly, by eliminating true-sharing and false-sharing through a local variable that later we add to a global array we reach peak performance. Originally the sequential PI program took <text:span text:style-name="T1">2.1081E+10 nanoseconds </text:span>to complete. With 8 threads running this version of the pi program it takes 2.70E+09 nanoseconds to complete. </text:p>
        </text:list-item>
      </text:list>
      <text:p text:style-name="P6"/>
      <text:p text:style-name="P6"><draw:frame draw:style-name="fr1" draw:name="Object5" text:anchor-type="paragraph" svg:x="0.5362in" svg:y="0in" svg:width="6.3043in" svg:height="3.5453in" draw:z-index="4"><draw:object xlink:href="./Object 5" xlink:type="simple" xlink:show="embed" xlink:actuate="onLoad"/><draw:image xlink:href="./ObjectReplacements/Object 5"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Bellman-Ford</text:p>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126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6:30:23.691959902</meta:creation-date>
    <dc:date>2018-04-17T17:04:10.656635919</dc:date>
    <meta:editing-duration>PT11M11S</meta:editing-duration>
    <meta:editing-cycles>3</meta:editing-cycles>
    <meta:generator>LibreOffice/5.1.6.2$Linux_X86_64 LibreOffice_project/10m0$Build-2</meta:generator>
    <meta:document-statistic meta:table-count="0" meta:image-count="0" meta:object-count="5" meta:page-count="3" meta:paragraph-count="9" meta:word-count="362" meta:character-count="2224" meta:non-whitespace-character-count="18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61">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title svg:x="7.334cm" svg:y="0.315cm" chart:style-name="ch2">
          <text:p>Pi_V1</text:p>
        </chart:title>
        <chart:legend chart:legend-position="end" svg:x="13.384cm" svg:y="4.2cm" style:legend-expansion="high" chart:style-name="ch3"/>
        <chart:plot-area chart:style-name="ch4" chart:data-source-has-labels="both" svg:x="0.319cm" svg:y="1.273cm" svg:width="12.746cm" svg:height="7.547cm">
          <chartooo:coordinate-region svg:x="2.052cm" svg:y="1.472cm" svg:width="10.919cm" svg:height="6.70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untime</text:p>
              </table:table-cell>
            </table:table-row>
          </table:table-header-rows>
          <table:table-rows>
            <table:table-row>
              <table:table-cell office:value-type="float" office:value="1">
                <text:p>1</text:p>
              </table:table-cell>
              <table:table-cell office:value-type="float" office:value="20376476561">
                <text:p>20376476561</text:p>
              </table:table-cell>
            </table:table-row>
            <table:table-row>
              <table:table-cell office:value-type="float" office:value="2">
                <text:p>2</text:p>
              </table:table-cell>
              <table:table-cell office:value-type="float" office:value="84169902877">
                <text:p>84169902877</text:p>
              </table:table-cell>
            </table:table-row>
            <table:table-row>
              <table:table-cell office:value-type="float" office:value="4">
                <text:p>4</text:p>
              </table:table-cell>
              <table:table-cell office:value-type="float" office:value="73818266758">
                <text:p>73818266758</text:p>
              </table:table-cell>
            </table:table-row>
            <table:table-row>
              <table:table-cell office:value-type="float" office:value="8">
                <text:p>8</text:p>
              </table:table-cell>
              <table:table-cell office:value-type="float" office:value="66477126210">
                <text:p>664771262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61">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6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506cm" svg:height="8.552cm" xlink:href="." xlink:type="simple" chart:class="chart:line" chart:style-name="ch1">
        <chart:title svg:x="5.606cm" svg:y="0.307cm" chart:style-name="ch2">
          <text:p>Pi_V2 - Mutex Locks</text:p>
        </chart:title>
        <chart:legend chart:legend-position="end" svg:x="12.892cm" svg:y="3.977cm" style:legend-expansion="high" chart:style-name="ch3"/>
        <chart:plot-area chart:style-name="ch4" chart:data-source-has-labels="both" svg:x="0.31cm" svg:y="1.257cm" svg:width="12.272cm" svg:height="7.124cm">
          <chartooo:coordinate-region svg:x="2.043cm" svg:y="1.456cm" svg:width="10.445cm" svg:height="6.27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untime</text:p>
              </table:table-cell>
            </table:table-row>
          </table:table-header-rows>
          <table:table-rows>
            <table:table-row>
              <table:table-cell office:value-type="float" office:value="1">
                <text:p>1</text:p>
              </table:table-cell>
              <table:table-cell office:value-type="float" office:value="28491966884">
                <text:p>28491966884</text:p>
              </table:table-cell>
            </table:table-row>
            <table:table-row>
              <table:table-cell office:value-type="float" office:value="2">
                <text:p>2</text:p>
              </table:table-cell>
              <table:table-cell office:value-type="float" office:value="109998144028">
                <text:p>109998144028</text:p>
              </table:table-cell>
            </table:table-row>
            <table:table-row>
              <table:table-cell office:value-type="float" office:value="4">
                <text:p>4</text:p>
              </table:table-cell>
              <table:table-cell office:value-type="float" office:value="156971407655">
                <text:p>156971407655</text:p>
              </table:table-cell>
            </table:table-row>
            <table:table-row>
              <table:table-cell office:value-type="float" office:value="8">
                <text:p>8</text:p>
              </table:table-cell>
              <table:table-cell office:value-type="float" office:value="286994843386">
                <text:p>28699484338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61">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6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2cm" svg:height="9.004cm" xlink:href="." xlink:type="simple" chart:class="chart:line" chart:style-name="ch1">
        <chart:title svg:x="5.224cm" svg:y="0.316cm" chart:style-name="ch2">
          <text:p>Pi_V3 - Atomic Instructions</text:p>
        </chart:title>
        <chart:legend chart:legend-position="end" svg:x="13.398cm" svg:y="4.203cm" style:legend-expansion="high" chart:style-name="ch3"/>
        <chart:plot-area chart:style-name="ch4" chart:data-source-has-labels="both" svg:x="0.32cm" svg:y="1.275cm" svg:width="12.758cm" svg:height="7.549cm">
          <chartooo:coordinate-region svg:x="2.053cm" svg:y="1.474cm" svg:width="10.931cm" svg:height="6.703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untime</text:p>
              </table:table-cell>
            </table:table-row>
          </table:table-header-rows>
          <table:table-rows>
            <table:table-row>
              <table:table-cell office:value-type="float" office:value="1">
                <text:p>1</text:p>
              </table:table-cell>
              <table:table-cell office:value-type="float" office:value="64188699420">
                <text:p>64188699420</text:p>
              </table:table-cell>
            </table:table-row>
            <table:table-row>
              <table:table-cell office:value-type="float" office:value="2">
                <text:p>2</text:p>
              </table:table-cell>
              <table:table-cell office:value-type="float" office:value="233030880653">
                <text:p>233030880653</text:p>
              </table:table-cell>
            </table:table-row>
            <table:table-row>
              <table:table-cell office:value-type="float" office:value="4">
                <text:p>4</text:p>
              </table:table-cell>
              <table:table-cell office:value-type="float" office:value="233883066742">
                <text:p>233883066742</text:p>
              </table:table-cell>
            </table:table-row>
            <table:table-row>
              <table:table-cell office:value-type="float" office:value="8">
                <text:p>8</text:p>
              </table:table-cell>
              <table:table-cell office:value-type="float" office:value="272987235292">
                <text:p>27298723529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61">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6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2cm" svg:height="9.006cm" xlink:href="." xlink:type="simple" chart:class="chart:line" chart:style-name="ch1">
        <chart:title svg:x="5.899cm" svg:y="0.316cm" chart:style-name="ch2">
          <text:p>Pi_V4 - Global Array</text:p>
        </chart:title>
        <chart:legend chart:legend-position="end" svg:x="13.398cm" svg:y="4.204cm" style:legend-expansion="high" chart:style-name="ch3"/>
        <chart:plot-area chart:style-name="ch4" chart:data-source-has-labels="both" svg:x="0.32cm" svg:y="1.275cm" svg:width="12.758cm" svg:height="7.551cm">
          <chartooo:coordinate-region svg:x="2.053cm" svg:y="1.474cm" svg:width="10.931cm" svg:height="6.705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untime</text:p>
              </table:table-cell>
            </table:table-row>
          </table:table-header-rows>
          <table:table-rows>
            <table:table-row>
              <table:table-cell office:value-type="float" office:value="1">
                <text:p>1</text:p>
              </table:table-cell>
              <table:table-cell office:value-type="float" office:value="21063172396">
                <text:p>21063172396</text:p>
              </table:table-cell>
            </table:table-row>
            <table:table-row>
              <table:table-cell office:value-type="float" office:value="2">
                <text:p>2</text:p>
              </table:table-cell>
              <table:table-cell office:value-type="float" office:value="29599568896">
                <text:p>29599568896</text:p>
              </table:table-cell>
            </table:table-row>
            <table:table-row>
              <table:table-cell office:value-type="float" office:value="4">
                <text:p>4</text:p>
              </table:table-cell>
              <table:table-cell office:value-type="float" office:value="21646843651">
                <text:p>21646843651</text:p>
              </table:table-cell>
            </table:table-row>
            <table:table-row>
              <table:table-cell office:value-type="float" office:value="8">
                <text:p>8</text:p>
              </table:table-cell>
              <table:table-cell office:value-type="float" office:value="14540358983">
                <text:p>1454035898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61">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6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2cm" svg:height="9.004cm" xlink:href="." xlink:type="simple" chart:class="chart:line" chart:style-name="ch1">
        <chart:title svg:x="4.033cm" svg:y="0.316cm" chart:style-name="ch2">
          <text:p>Pi_V5 - Local Variable and Global Array</text:p>
        </chart:title>
        <chart:legend chart:legend-position="end" svg:x="13.398cm" svg:y="4.203cm" style:legend-expansion="high" chart:style-name="ch3"/>
        <chart:plot-area chart:style-name="ch4" chart:data-source-has-labels="both" svg:x="0.32cm" svg:y="1.275cm" svg:width="12.758cm" svg:height="7.549cm">
          <chartooo:coordinate-region svg:x="2.053cm" svg:y="1.474cm" svg:width="10.931cm" svg:height="6.703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untime</text:p>
              </table:table-cell>
            </table:table-row>
          </table:table-header-rows>
          <table:table-rows>
            <table:table-row>
              <table:table-cell office:value-type="float" office:value="1">
                <text:p>1</text:p>
              </table:table-cell>
              <table:table-cell office:value-type="float" office:value="20380933446">
                <text:p>20380933446</text:p>
              </table:table-cell>
            </table:table-row>
            <table:table-row>
              <table:table-cell office:value-type="float" office:value="2">
                <text:p>2</text:p>
              </table:table-cell>
              <table:table-cell office:value-type="float" office:value="10392273461">
                <text:p>10392273461</text:p>
              </table:table-cell>
            </table:table-row>
            <table:table-row>
              <table:table-cell office:value-type="float" office:value="4">
                <text:p>4</text:p>
              </table:table-cell>
              <table:table-cell office:value-type="float" office:value="5157999924">
                <text:p>5157999924</text:p>
              </table:table-cell>
            </table:table-row>
            <table:table-row>
              <table:table-cell office:value-type="float" office:value="8">
                <text:p>8</text:p>
              </table:table-cell>
              <table:table-cell office:value-type="float" office:value="2702975737">
                <text:p>270297573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